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veragert</text:p>
          </table:table-cell>
          <table:table-cell office:value-type="string" calcext:value-type="string">
            <text:p>trueparallel</text:p>
          </table:table-cell>
          <table:table-cell office:value-type="string" calcext:value-type="string">
            <text:p>dbaverage</text:p>
          </table:table-cell>
          <table:table-cell office:value-type="string" calcext:value-type="string">
            <text:p>maxrt</text:p>
          </table:table-cell>
          <table:table-cell office:value-type="string" calcext:value-type="string">
            <text:p>totalrequests</text:p>
          </table:table-cell>
          <table:table-cell office:value-type="string" calcext:value-type="string">
            <text:p>loadgeneratorinstances</text:p>
          </table:table-cell>
          <table:table-cell office:value-type="string" calcext:value-type="string">
            <text:p>appinstances</text:p>
          </table:table-cell>
          <table:table-cell office:value-type="string" calcext:value-type="string">
            <text:p>testround</text:p>
          </table:table-cell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999.5" calcext:value-type="float">
            <text:p>999.5</text:p>
          </table:table-cell>
          <table:table-cell office:value-type="float" office:value="9.40287092383108" calcext:value-type="float">
            <text:p>9.4028709238</text:p>
          </table:table-cell>
          <table:table-cell office:value-type="float" office:value="59.7458418500227" calcext:value-type="float">
            <text:p>59.74584185</text:p>
          </table:table-cell>
          <table:table-cell office:value-type="float" office:value="0.563" calcext:value-type="float">
            <text:p>0.563</text:p>
          </table:table-cell>
          <table:table-cell office:value-type="float" office:value="405" calcext:value-type="float">
            <text:p>405</text:p>
          </table:table-cell>
          <table:table-cell office:value-type="float" office:value="381271" calcext:value-type="float">
            <text:p>38127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1.57" calcext:value-type="float">
            <text:p>241.57</text:p>
          </table:table-cell>
          <table:table-cell office:value-type="float" office:value="680.5" calcext:value-type="float">
            <text:p>680.5</text:p>
          </table:table-cell>
          <table:table-cell office:value-type="float" office:value="11.1482620041111" calcext:value-type="float">
            <text:p>11.1482620041</text:p>
          </table:table-cell>
          <table:table-cell office:value-type="float" office:value="60.3789870142658" calcext:value-type="float">
            <text:p>60.3789870143</text:p>
          </table:table-cell>
          <table:table-cell office:value-type="float" office:value="1.025" calcext:value-type="float">
            <text:p>1.025</text:p>
          </table:table-cell>
          <table:table-cell office:value-type="float" office:value="2225" calcext:value-type="float">
            <text:p>2225</text:p>
          </table:table-cell>
          <table:table-cell office:value-type="float" office:value="324972" calcext:value-type="float">
            <text:p>3249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3.67" calcext:value-type="float">
            <text:p>233.67</text:p>
          </table:table-cell>
          <table:table-cell office:value-type="float" office:value="679.5" calcext:value-type="float">
            <text:p>679.5</text:p>
          </table:table-cell>
          <table:table-cell office:value-type="float" office:value="10.2790078145409" calcext:value-type="float">
            <text:p>10.2790078145</text:p>
          </table:table-cell>
          <table:table-cell office:value-type="float" office:value="53.1116333777329" calcext:value-type="float">
            <text:p>53.1116333777</text:p>
          </table:table-cell>
          <table:table-cell office:value-type="float" office:value="0.917" calcext:value-type="float">
            <text:p>0.917</text:p>
          </table:table-cell>
          <table:table-cell office:value-type="float" office:value="369" calcext:value-type="float">
            <text:p>369</text:p>
          </table:table-cell>
          <table:table-cell office:value-type="float" office:value="310063" calcext:value-type="float">
            <text:p>31006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.28" calcext:value-type="float">
            <text:p>226.28</text:p>
          </table:table-cell>
          <table:table-cell office:value-type="float" office:value="676.9" calcext:value-type="float">
            <text:p>676.9</text:p>
          </table:table-cell>
          <table:table-cell office:value-type="float" office:value="9.59883722983784" calcext:value-type="float">
            <text:p>9.5988372298</text:p>
          </table:table-cell>
          <table:table-cell office:value-type="float" office:value="45.2873140503749" calcext:value-type="float">
            <text:p>45.2873140504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283117" calcext:value-type="float">
            <text:p>2831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0.28" calcext:value-type="float">
            <text:p>210.28</text:p>
          </table:table-cell>
          <table:table-cell office:value-type="float" office:value="674.8" calcext:value-type="float">
            <text:p>674.8</text:p>
          </table:table-cell>
          <table:table-cell office:value-type="float" office:value="8.73134966273974" calcext:value-type="float">
            <text:p>8.7313496627</text:p>
          </table:table-cell>
          <table:table-cell office:value-type="float" office:value="37.4487587034907" calcext:value-type="float">
            <text:p>37.4487587035</text:p>
          </table:table-cell>
          <table:table-cell office:value-type="float" office:value="0.648" calcext:value-type="float">
            <text:p>0.648</text:p>
          </table:table-cell>
          <table:table-cell office:value-type="float" office:value="1003" calcext:value-type="float">
            <text:p>1003</text:p>
          </table:table-cell>
          <table:table-cell office:value-type="float" office:value="257368" calcext:value-type="float">
            <text:p>25736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.94" calcext:value-type="float">
            <text:p>174.94</text:p>
          </table:table-cell>
          <table:table-cell office:value-type="float" office:value="547.3" calcext:value-type="float">
            <text:p>547.3</text:p>
          </table:table-cell>
          <table:table-cell office:value-type="float" office:value="8.26205177590211" calcext:value-type="float">
            <text:p>8.2620517759</text:p>
          </table:table-cell>
          <table:table-cell office:value-type="float" office:value="29.1650427689345" calcext:value-type="float">
            <text:p>29.1650427689</text:p>
          </table:table-cell>
          <table:table-cell office:value-type="float" office:value="0.476" calcext:value-type="float">
            <text:p>0.476</text:p>
          </table:table-cell>
          <table:table-cell office:value-type="float" office:value="2033" calcext:value-type="float">
            <text:p>2033</text:p>
          </table:table-cell>
          <table:table-cell office:value-type="float" office:value="211836" calcext:value-type="float">
            <text:p>2118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.15" calcext:value-type="float">
            <text:p>148.15</text:p>
          </table:table-cell>
          <table:table-cell office:value-type="float" office:value="404.4" calcext:value-type="float">
            <text:p>404.4</text:p>
          </table:table-cell>
          <table:table-cell office:value-type="float" office:value="7.4110381209431" calcext:value-type="float">
            <text:p>7.4110381209</text:p>
          </table:table-cell>
          <table:table-cell office:value-type="float" office:value="22.144181905378" calcext:value-type="float">
            <text:p>22.1441819054</text:p>
          </table:table-cell>
          <table:table-cell office:value-type="float" office:value="0.419" calcext:value-type="float">
            <text:p>0.419</text:p>
          </table:table-cell>
          <table:table-cell office:value-type="float" office:value="267" calcext:value-type="float">
            <text:p>267</text:p>
          </table:table-cell>
          <table:table-cell office:value-type="float" office:value="179324" calcext:value-type="float">
            <text:p>1793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.17" calcext:value-type="float">
            <text:p>102.17</text:p>
          </table:table-cell>
          <table:table-cell office:value-type="float" office:value="334.4" calcext:value-type="float">
            <text:p>334.4</text:p>
          </table:table-cell>
          <table:table-cell office:value-type="float" office:value="7.14479967035897" calcext:value-type="float">
            <text:p>7.1447996704</text:p>
          </table:table-cell>
          <table:table-cell office:value-type="float" office:value="14.7325769202802" calcext:value-type="float">
            <text:p>14.7325769203</text:p>
          </table:table-cell>
          <table:table-cell office:value-type="float" office:value="0.388" calcext:value-type="float">
            <text:p>0.388</text:p>
          </table:table-cell>
          <table:table-cell office:value-type="float" office:value="1005" calcext:value-type="float">
            <text:p>1005</text:p>
          </table:table-cell>
          <table:table-cell office:value-type="float" office:value="123771" calcext:value-type="float">
            <text:p>1237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.97" calcext:value-type="float">
            <text:p>45.97</text:p>
          </table:table-cell>
          <table:table-cell office:value-type="float" office:value="309.1" calcext:value-type="float">
            <text:p>309.1</text:p>
          </table:table-cell>
          <table:table-cell office:value-type="float" office:value="7.73804537857102" calcext:value-type="float">
            <text:p>7.7380453786</text:p>
          </table:table-cell>
          <table:table-cell office:value-type="float" office:value="6.70888534322107" calcext:value-type="float">
            <text:p>6.7088853432</text:p>
          </table:table-cell>
          <table:table-cell office:value-type="float" office:value="0.368" calcext:value-type="float">
            <text:p>0.368</text:p>
          </table:table-cell>
          <table:table-cell office:value-type="float" office:value="1867" calcext:value-type="float">
            <text:p>1867</text:p>
          </table:table-cell>
          <table:table-cell office:value-type="float" office:value="52051" calcext:value-type="float">
            <text:p>520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272.9" calcext:value-type="float">
            <text:p>272.9</text:p>
          </table:table-cell>
          <table:table-cell office:value-type="float" office:value="7.69630500968724" calcext:value-type="float">
            <text:p>7.6963050097</text:p>
          </table:table-cell>
          <table:table-cell office:value-type="float" office:value="1.84711320232494" calcext:value-type="float">
            <text:p>1.8471132023</text:p>
          </table:table-cell>
          <table:table-cell office:value-type="float" office:value="0.385" calcext:value-type="float">
            <text:p>0.385</text:p>
          </table:table-cell>
          <table:table-cell office:value-type="float" office:value="62" calcext:value-type="float">
            <text:p>62</text:p>
          </table:table-cell>
          <table:table-cell office:value-type="float" office:value="14452" calcext:value-type="float">
            <text:p>14452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4.9492in" svg:y="0.6563in">
            <draw:object draw:notify-on-update-of-ranges="Sheet2.A1:Sheet2.A1 Sheet2.A2:Sheet2.A10 Sheet2.B1:Sheet2.B1 Sheet2.B2:Sheet2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verager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7.69630500968724" calcext:value-type="float">
            <text:p>7.6963050097</text:p>
          </table:table-cell>
        </table:table-row>
        <table:table-row table:style-name="ro1">
          <table:table-cell office:value-type="float" office:value="45.97" calcext:value-type="float">
            <text:p>45.97</text:p>
          </table:table-cell>
          <table:table-cell office:value-type="float" office:value="7.73804537857102" calcext:value-type="float">
            <text:p>7.7380453786</text:p>
          </table:table-cell>
        </table:table-row>
        <table:table-row table:style-name="ro1">
          <table:table-cell office:value-type="float" office:value="102.17" calcext:value-type="float">
            <text:p>102.17</text:p>
          </table:table-cell>
          <table:table-cell office:value-type="float" office:value="7.14479967035897" calcext:value-type="float">
            <text:p>7.1447996704</text:p>
          </table:table-cell>
        </table:table-row>
        <table:table-row table:style-name="ro1">
          <table:table-cell office:value-type="float" office:value="148.15" calcext:value-type="float">
            <text:p>148.15</text:p>
          </table:table-cell>
          <table:table-cell office:value-type="float" office:value="7.4110381209431" calcext:value-type="float">
            <text:p>7.4110381209</text:p>
          </table:table-cell>
        </table:table-row>
        <table:table-row table:style-name="ro1">
          <table:table-cell office:value-type="float" office:value="174.94" calcext:value-type="float">
            <text:p>174.94</text:p>
          </table:table-cell>
          <table:table-cell office:value-type="float" office:value="8.26205177590211" calcext:value-type="float">
            <text:p>8.2620517759</text:p>
          </table:table-cell>
        </table:table-row>
        <table:table-row table:style-name="ro1">
          <table:table-cell office:value-type="float" office:value="210.28" calcext:value-type="float">
            <text:p>210.28</text:p>
          </table:table-cell>
          <table:table-cell office:value-type="float" office:value="8.73134966273974" calcext:value-type="float">
            <text:p>8.7313496627</text:p>
          </table:table-cell>
        </table:table-row>
        <table:table-row table:style-name="ro1">
          <table:table-cell office:value-type="float" office:value="226.28" calcext:value-type="float">
            <text:p>226.28</text:p>
          </table:table-cell>
          <table:table-cell office:value-type="float" office:value="9.59883722983784" calcext:value-type="float">
            <text:p>9.5988372298</text:p>
          </table:table-cell>
        </table:table-row>
        <table:table-row table:style-name="ro1">
          <table:table-cell office:value-type="float" office:value="233.67" calcext:value-type="float">
            <text:p>233.67</text:p>
          </table:table-cell>
          <table:table-cell office:value-type="float" office:value="10.2790078145409" calcext:value-type="float">
            <text:p>10.2790078145</text:p>
          </table:table-cell>
        </table:table-row>
      </table:table>
      <table:table table:name="Sheet3" table:style-name="ta1">
        <table:shapes>
          <draw:frame draw:z-index="0" draw:style-name="gr1" draw:text-style-name="P1" svg:width="8.7535in" svg:height="4.915in" svg:x="5.3409in" svg:y="0.711in">
            <draw:object draw:notify-on-update-of-ranges="Sheet3.B1:Sheet3.B1 Sheet3.B2:Sheet3.B30 Sheet3.A1:Sheet3.A1 Sheet3.A2:Sheet3.A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requests</text:p>
          </table:table-cell>
          <table:table-cell office:value-type="string" calcext:value-type="string">
            <text:p>cpu</text:p>
          </table:table-cell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office:value-type="float" office:value="52051" calcext:value-type="float">
            <text:p>52051</text:p>
          </table:table-cell>
          <table:table-cell office:value-type="float" office:value="45.97" calcext:value-type="float">
            <text:p>45.97</text:p>
          </table:table-cell>
        </table:table-row>
        <table:table-row table:style-name="ro1">
          <table:table-cell office:value-type="float" office:value="123771" calcext:value-type="float">
            <text:p>123771</text:p>
          </table:table-cell>
          <table:table-cell office:value-type="float" office:value="102.17" calcext:value-type="float">
            <text:p>102.17</text:p>
          </table:table-cell>
        </table:table-row>
        <table:table-row table:style-name="ro1">
          <table:table-cell office:value-type="float" office:value="179324" calcext:value-type="float">
            <text:p>179324</text:p>
          </table:table-cell>
          <table:table-cell office:value-type="float" office:value="148.15" calcext:value-type="float">
            <text:p>148.15</text:p>
          </table:table-cell>
        </table:table-row>
        <table:table-row table:style-name="ro1">
          <table:table-cell office:value-type="float" office:value="211836" calcext:value-type="float">
            <text:p>211836</text:p>
          </table:table-cell>
          <table:table-cell office:value-type="float" office:value="174.94" calcext:value-type="float">
            <text:p>174.94</text:p>
          </table:table-cell>
        </table:table-row>
        <table:table-row table:style-name="ro1">
          <table:table-cell office:value-type="float" office:value="257368" calcext:value-type="float">
            <text:p>257368</text:p>
          </table:table-cell>
          <table:table-cell office:value-type="float" office:value="210.28" calcext:value-type="float">
            <text:p>210.28</text:p>
          </table:table-cell>
        </table:table-row>
        <table:table-row table:style-name="ro1">
          <table:table-cell office:value-type="float" office:value="283117" calcext:value-type="float">
            <text:p>283117</text:p>
          </table:table-cell>
          <table:table-cell office:value-type="float" office:value="226.28" calcext:value-type="float">
            <text:p>226.28</text:p>
          </table:table-cell>
        </table:table-row>
        <table:table-row table:style-name="ro1">
          <table:table-cell office:value-type="float" office:value="310063" calcext:value-type="float">
            <text:p>310063</text:p>
          </table:table-cell>
          <table:table-cell office:value-type="float" office:value="233.67" calcext:value-type="float">
            <text:p>233.67</text:p>
          </table:table-cell>
        </table:table-row>
        <table:table-row table:style-name="ro1">
          <table:table-cell office:value-type="float" office:value="324972" calcext:value-type="float">
            <text:p>324972</text:p>
          </table:table-cell>
          <table:table-cell office:value-type="float" office:value="241.57" calcext:value-type="float">
            <text:p>241.57</text:p>
          </table:table-cell>
        </table:table-row>
        <table:table-row table:style-name="ro1" table:visibility="collapse">
          <table:table-cell office:value-type="float" office:value="381271" calcext:value-type="float">
            <text:p>381271</text:p>
          </table:table-cell>
          <table:table-cell office:value-type="float" office:value="298.4" calcext:value-type="float">
            <text:p>298.4</text:p>
          </table:table-cell>
        </table:table-row>
        <table:table-row table:style-name="ro1" table:visibility="collapse">
          <table:table-cell office:value-type="float" office:value="412186" calcext:value-type="float">
            <text:p>412186</text:p>
          </table:table-cell>
          <table:table-cell office:value-type="float" office:value="324.13" calcext:value-type="float">
            <text:p>324.13</text:p>
          </table:table-cell>
        </table:table-row>
        <table:table-row table:style-name="ro1" table:visibility="collapse">
          <table:table-cell office:value-type="float" office:value="421168" calcext:value-type="float">
            <text:p>421168</text:p>
          </table:table-cell>
          <table:table-cell office:value-type="float" office:value="336.12" calcext:value-type="float">
            <text:p>336.12</text:p>
          </table:table-cell>
        </table:table-row>
        <table:table-row table:style-name="ro1">
          <table:table-cell office:value-type="float" office:value="438710" calcext:value-type="float">
            <text:p>438710</text:p>
          </table:table-cell>
          <table:table-cell office:value-type="float" office:value="352.82" calcext:value-type="float">
            <text:p>352.82</text:p>
          </table:table-cell>
        </table:table-row>
        <table:table-row table:style-name="ro1">
          <table:table-cell office:value-type="float" office:value="458757" calcext:value-type="float">
            <text:p>45875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58365" calcext:value-type="float">
            <text:p>458365</text:p>
          </table:table-cell>
          <table:table-cell office:value-type="float" office:value="348.327" calcext:value-type="float">
            <text:p>348.327</text:p>
          </table:table-cell>
        </table:table-row>
        <table:table-row table:style-name="ro1">
          <table:table-cell office:value-type="float" office:value="498934" calcext:value-type="float">
            <text:p>498934</text:p>
          </table:table-cell>
          <table:table-cell office:value-type="float" office:value="381.9" calcext:value-type="float">
            <text:p>381.9</text:p>
          </table:table-cell>
        </table:table-row>
        <table:table-row table:style-name="ro1">
          <table:table-cell office:value-type="float" office:value="510184" calcext:value-type="float">
            <text:p>510184</text:p>
          </table:table-cell>
          <table:table-cell office:value-type="float" office:value="377.352" calcext:value-type="float">
            <text:p>377.352</text:p>
          </table:table-cell>
        </table:table-row>
        <table:table-row table:style-name="ro1">
          <table:table-cell office:value-type="float" office:value="521043" calcext:value-type="float">
            <text:p>521043</text:p>
          </table:table-cell>
          <table:table-cell office:value-type="float" office:value="393.57" calcext:value-type="float">
            <text:p>393.57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50117" calcext:value-type="float">
            <text:p>550117</text:p>
          </table:table-cell>
          <table:table-cell office:value-type="float" office:value="417.5" calcext:value-type="float">
            <text:p>417.5</text:p>
          </table:table-cell>
        </table:table-row>
        <table:table-row table:style-name="ro1">
          <table:table-cell office:value-type="float" office:value="563816" calcext:value-type="float">
            <text:p>563816</text:p>
          </table:table-cell>
          <table:table-cell office:value-type="float" office:value="428.58" calcext:value-type="float">
            <text:p>428.58</text:p>
          </table:table-cell>
        </table:table-row>
        <table:table-row table:style-name="ro1">
          <table:table-cell office:value-type="float" office:value="579322" calcext:value-type="float">
            <text:p>579322</text:p>
          </table:table-cell>
          <table:table-cell office:value-type="float" office:value="442.56" calcext:value-type="float">
            <text:p>442.56</text:p>
          </table:table-cell>
        </table:table-row>
      </table:table>
      <table:table table:name="Sheet4" table:style-name="ta1">
        <table:shapes>
          <draw:frame draw:z-index="0" draw:style-name="gr1" draw:text-style-name="P1" svg:width="6.298in" svg:height="3.5453in" svg:x="3.5449in" svg:y="0.0417in">
            <draw:object draw:notify-on-update-of-ranges="Sheet4.A1:Sheet4.A1 Sheet4.A2:Sheet4.A12 Sheet4.B1:Sheet4.B1 Sheet4.B2:Sheet4.B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dbaverage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45.97" calcext:value-type="float">
            <text:p>45.97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102.17" calcext:value-type="float">
            <text:p>102.17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148.15" calcext:value-type="float">
            <text:p>148.15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174.94" calcext:value-type="float">
            <text:p>174.94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210.28" calcext:value-type="float">
            <text:p>210.28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226.28" calcext:value-type="float">
            <text:p>226.2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33.67" calcext:value-type="float">
            <text:p>233.67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324.127" calcext:value-type="float">
            <text:p>324.127</text:p>
          </table:table-cell>
          <table:table-cell office:value-type="float" office:value="0.975" calcext:value-type="float">
            <text:p>0.975</text:p>
          </table:table-cell>
        </table:table-row>
      </table:table>
      <table:named-expressions/>
      <table:database-ranges>
        <table:database-range table:name="__Anonymous_Sheet_DB__1" table:target-range-address="Sheet2.A1:Sheet2.B10">
          <table:sort>
            <table:sort-by table:field-number="0" table:data-type="automatic"/>
          </table:sort>
        </table:database-range>
        <table:database-range table:name="__Anonymous_Sheet_DB__2" table:target-range-address="Sheet3.A1:Sheet3.A1048576">
          <table:sort>
            <table:sort-by table:field-number="0" table:data-type="automatic"/>
          </table:sort>
        </table:database-range>
        <table:database-range table:name="__Anonymous_Sheet_DB__3" table:target-range-address="Sheet4.A1:Sheet4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1-26T16:50:51.807956626</dc:date>
    <meta:editing-duration>PT4H40M52S</meta:editing-duration>
    <meta:editing-cycles>7</meta:editing-cycles>
    <meta:document-statistic meta:table-count="4" meta:cell-count="2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35cm" svg:height="12.485cm" xlink:href=".." xlink:type="simple" chart:class="chart:scatter" chart:style-name="ch1">
        <chart:legend chart:legend-position="end" svg:x="18.907cm" svg:y="5.943cm" style:legend-expansion="high" chart:style-name="ch2"/>
        <chart:plot-area chart:style-name="ch3" table:cell-range-address="Sheet3.A1:Sheet3.B30" chart:data-source-has-labels="row" svg:x="0.444cm" svg:y="0.249cm" svg:width="18.019cm" svg:height="11.987cm">
          <chartooo:coordinate-region svg:x="1.806cm" svg:y="0.448cm" svg:width="16.377cm" svg:height="11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2:Sheet3.A30" chart:label-cell-address="Sheet3.A1:Sheet3.A1" chart:class="chart:scatter">
            <chart:domain table:cell-range-address="Sheet3.B2:Sheet3.B30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requests</text:p>
                <draw:g>
                  <svg:desc>Sheet3.A1:Sheet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43">
                <text:p>17.43</text:p>
                <draw:g>
                  <svg:desc>Sheet3.B2:Sheet3.B30</svg:desc>
                </draw:g>
              </table:table-cell>
              <table:table-cell office:value-type="float" office:value="14452">
                <text:p>14452</text:p>
                <draw:g>
                  <svg:desc>Sheet3.A2:Sheet3.A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97">
                <text:p>45.97</text:p>
              </table:table-cell>
              <table:table-cell office:value-type="float" office:value="52051">
                <text:p>52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17">
                <text:p>102.17</text:p>
              </table:table-cell>
              <table:table-cell office:value-type="float" office:value="123771">
                <text:p>123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.15">
                <text:p>148.15</text:p>
              </table:table-cell>
              <table:table-cell office:value-type="float" office:value="179324">
                <text:p>179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.94">
                <text:p>174.94</text:p>
              </table:table-cell>
              <table:table-cell office:value-type="float" office:value="211836">
                <text:p>211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.28">
                <text:p>210.28</text:p>
              </table:table-cell>
              <table:table-cell office:value-type="float" office:value="257368">
                <text:p>25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.28">
                <text:p>226.28</text:p>
              </table:table-cell>
              <table:table-cell office:value-type="float" office:value="283117">
                <text:p>283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67">
                <text:p>233.67</text:p>
              </table:table-cell>
              <table:table-cell office:value-type="float" office:value="310063">
                <text:p>310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.57">
                <text:p>241.57</text:p>
              </table:table-cell>
              <table:table-cell office:value-type="float" office:value="324972">
                <text:p>324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2.82">
                <text:p>352.82</text:p>
              </table:table-cell>
              <table:table-cell office:value-type="float" office:value="438710">
                <text:p>4387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9">
                <text:p>359</text:p>
              </table:table-cell>
              <table:table-cell office:value-type="float" office:value="458757">
                <text:p>458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8.327">
                <text:p>348.327</text:p>
              </table:table-cell>
              <table:table-cell office:value-type="float" office:value="458365">
                <text:p>458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1.9">
                <text:p>381.9</text:p>
              </table:table-cell>
              <table:table-cell office:value-type="float" office:value="498934">
                <text:p>498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7.352">
                <text:p>377.352</text:p>
              </table:table-cell>
              <table:table-cell office:value-type="float" office:value="510184">
                <text:p>510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3.57">
                <text:p>393.57</text:p>
              </table:table-cell>
              <table:table-cell office:value-type="float" office:value="521043">
                <text:p>521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1">
                <text:p>411</text:p>
              </table:table-cell>
              <table:table-cell office:value-type="float" office:value="546000">
                <text:p>546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7.5">
                <text:p>417.5</text:p>
              </table:table-cell>
              <table:table-cell office:value-type="float" office:value="550117">
                <text:p>550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8.58">
                <text:p>428.58</text:p>
              </table:table-cell>
              <table:table-cell office:value-type="float" office:value="563816">
                <text:p>563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.56">
                <text:p>442.56</text:p>
              </table:table-cell>
              <table:table-cell office:value-type="float" office:value="579322">
                <text:p>579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01cm" style:legend-expansion="high" chart:style-name="ch2"/>
        <chart:plot-area chart:style-name="ch3" table:cell-range-address="Sheet2.A1:Sheet2.B10" chart:data-source-has-labels="row" svg:x="0.32cm" svg:y="0.18cm" svg:width="12.587cm" svg:height="8.64cm">
          <chartooo:coordinate-region svg:x="0.941cm" svg:y="0.379cm" svg:width="11.6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0" chart:label-cell-address="Sheet2.B1:Sheet2.B1" chart:class="chart:scatter">
            <chart:domain table:cell-range-address="Sheet2.A2:Sheet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rt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0</svg:desc>
                </draw:g>
              </table:table-cell>
              <table:table-cell office:value-type="float" office:value="0">
                <text:p>0</text:p>
                <draw:g>
                  <svg:desc>Sheet2.B2:Sheet2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43">
                <text:p>17.43</text:p>
              </table:table-cell>
              <table:table-cell office:value-type="float" office:value="7.69630500968724">
                <text:p>7.69630500968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97">
                <text:p>45.97</text:p>
              </table:table-cell>
              <table:table-cell office:value-type="float" office:value="7.73804537857102">
                <text:p>7.73804537857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.17">
                <text:p>102.17</text:p>
              </table:table-cell>
              <table:table-cell office:value-type="float" office:value="7.14479967035897">
                <text:p>7.14479967035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.15">
                <text:p>148.15</text:p>
              </table:table-cell>
              <table:table-cell office:value-type="float" office:value="7.4110381209431">
                <text:p>7.4110381209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.94">
                <text:p>174.94</text:p>
              </table:table-cell>
              <table:table-cell office:value-type="float" office:value="8.26205177590211">
                <text:p>8.26205177590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.28">
                <text:p>210.28</text:p>
              </table:table-cell>
              <table:table-cell office:value-type="float" office:value="8.73134966273974">
                <text:p>8.73134966273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.28">
                <text:p>226.28</text:p>
              </table:table-cell>
              <table:table-cell office:value-type="float" office:value="9.59883722983784">
                <text:p>9.59883722983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3.67">
                <text:p>233.67</text:p>
              </table:table-cell>
              <table:table-cell office:value-type="float" office:value="10.2790078145409">
                <text:p>10.2790078145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66cm" svg:y="4.204cm" style:legend-expansion="high" chart:style-name="ch2"/>
        <chart:plot-area chart:style-name="ch3" table:cell-range-address="Sheet4.A1:Sheet4.B12" chart:data-source-has-labels="row" svg:x="0.319cm" svg:y="0.18cm" svg:width="12.428cm" svg:height="8.646cm">
          <chartooo:coordinate-region svg:x="1.046cm" svg:y="0.38cm" svg:width="11.42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12" chart:label-cell-address="Sheet4.B1:Sheet4.B1" chart:class="chart:scatter">
            <chart:domain table:cell-range-address="Sheet4.A2:Sheet4.A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baverage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43">
                <text:p>17.43</text:p>
                <draw:g>
                  <svg:desc>Sheet4.A2:Sheet4.A12</svg:desc>
                </draw:g>
              </table:table-cell>
              <table:table-cell office:value-type="float" office:value="0.385">
                <text:p>0.385</text:p>
                <draw:g>
                  <svg:desc>Sheet4.B2:Sheet4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97">
                <text:p>45.97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17">
                <text:p>102.17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.15">
                <text:p>148.15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.94">
                <text:p>174.94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.28">
                <text:p>210.28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.28">
                <text:p>226.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67">
                <text:p>233.67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.6">
                <text:p>260.6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.4">
                <text:p>298.4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.127">
                <text:p>324.127</text:p>
              </table:table-cell>
              <table:table-cell office:value-type="float" office:value="0.975">
                <text:p>0.9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